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dd750e"/>
    </style:style>
    <style:style style:name="P175" style:family="paragraph" style:parent-style-name="Standard">
      <style:paragraph-properties fo:text-align="justify" style:justify-single-word="false"/>
      <style:text-properties officeooo:paragraph-rsid="00edfe36"/>
    </style:style>
    <style:style style:name="P176" style:family="paragraph" style:parent-style-name="Standard">
      <style:paragraph-properties fo:text-align="justify" style:justify-single-word="false"/>
      <style:text-properties fo:font-weight="normal" style:font-weight-asian="normal" style:font-weight-complex="normal"/>
    </style:style>
    <style:style style:name="P177"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8"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9" style:family="paragraph" style:parent-style-name="Standard">
      <style:text-properties fo:font-weight="normal" officeooo:paragraph-rsid="01035e15" style:font-weight-asian="normal" style:font-weight-complex="normal"/>
    </style:style>
    <style:style style:name="P180" style:family="paragraph" style:parent-style-name="Standard">
      <style:paragraph-properties fo:text-align="justify" style:justify-single-word="false"/>
      <style:text-properties officeooo:rsid="01002862" officeooo:paragraph-rsid="01002862"/>
    </style:style>
    <style:style style:name="P181" style:family="paragraph" style:parent-style-name="Standard">
      <style:paragraph-properties fo:text-align="justify" style:justify-single-word="false"/>
      <style:text-properties officeooo:rsid="01002862" officeooo:paragraph-rsid="01020499"/>
    </style:style>
    <style:style style:name="P182" style:family="paragraph" style:parent-style-name="Standard">
      <style:paragraph-properties fo:text-align="justify" style:justify-single-word="false"/>
      <style:text-properties officeooo:rsid="0105245a" officeooo:paragraph-rsid="0105245a"/>
    </style:style>
    <style:style style:name="P183"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3"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9"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30"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justify" style:justify-single-word="false"/>
      <style:text-properties style:font-name="Times New Roman" officeooo:rsid="01061e67" officeooo:paragraph-rsid="01061e67"/>
    </style:style>
    <style:style style:name="P232" style:family="paragraph" style:parent-style-name="Standard">
      <style:paragraph-properties fo:line-height="100%" fo:text-align="justify" style:justify-single-word="false"/>
      <style:text-properties style:font-name="Times New Roman" officeooo:rsid="01061e67" officeooo:paragraph-rsid="01061e67"/>
    </style:style>
    <style:style style:name="P233"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justify" style:justify-single-word="false" fo:break-before="page"/>
      <style:text-properties officeooo:rsid="01002862" officeooo:paragraph-rsid="01002862"/>
    </style:style>
    <style:style style:name="P238"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1"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2"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3"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5"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6"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7"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8"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9" style:family="paragraph" style:parent-style-name="Standard">
      <style:paragraph-properties fo:text-align="justify" style:justify-single-word="false"/>
      <style:text-properties fo:font-style="normal" fo:font-weight="bold" officeooo:rsid="005a24c4" officeooo:paragraph-rsid="005a24c4" style:font-style-asian="normal" style:font-weight-asian="bold" style:font-style-complex="normal" style:font-weight-complex="bold"/>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style:font-size-asian="14pt" style:font-size-complex="14pt"/>
    </style:style>
    <style:style style:name="T179" style:family="text">
      <style:text-properties officeooo:rsid="0107eeac"/>
    </style:style>
    <style:style style:name="T180" style:family="text">
      <style:text-properties fo:font-variant="normal" fo:text-transform="none" fo:color="#212121" fo:letter-spacing="normal"/>
    </style:style>
    <style:style style:name="T181" style:family="text">
      <style:text-properties fo:font-variant="normal" fo:text-transform="none" fo:color="#212121" fo:letter-spacing="normal" officeooo:rsid="011ed1dc"/>
    </style:style>
    <style:style style:name="T182" style:family="text">
      <style:text-properties fo:font-variant="normal" fo:text-transform="none" fo:color="#212121" fo:font-size="12pt" fo:letter-spacing="normal" fo:font-style="normal" fo:font-weight="normal"/>
    </style:style>
    <style:style style:name="T183" style:family="text">
      <style:text-properties officeooo:rsid="01097329" style:font-size-asian="12pt" style:font-weight-asian="normal" style:font-size-complex="12pt" style:font-weight-complex="normal"/>
    </style:style>
    <style:style style:name="T184" style:family="text">
      <style:text-properties officeooo:rsid="0109a002" style:font-size-asian="12pt" style:font-weight-asian="normal" style:font-size-complex="12pt" style:font-weight-complex="normal"/>
    </style:style>
    <style:style style:name="T185" style:family="text">
      <style:text-properties officeooo:rsid="0109a002"/>
    </style:style>
    <style:style style:name="T186" style:family="text">
      <style:text-properties officeooo:rsid="010b631f"/>
    </style:style>
    <style:style style:name="T187" style:family="text">
      <style:text-properties officeooo:rsid="010c7676"/>
    </style:style>
    <style:style style:name="T188" style:family="text">
      <style:text-properties officeooo:rsid="010ece71"/>
    </style:style>
    <style:style style:name="T189" style:family="text">
      <style:text-properties officeooo:rsid="010ff3ec"/>
    </style:style>
    <style:style style:name="T190" style:family="text">
      <style:text-properties officeooo:rsid="0111d3a6"/>
    </style:style>
    <style:style style:name="T191" style:family="text">
      <style:text-properties officeooo:rsid="011208e6"/>
    </style:style>
    <style:style style:name="T192" style:family="text">
      <style:text-properties officeooo:rsid="0113a765"/>
    </style:style>
    <style:style style:name="T193" style:family="text">
      <style:text-properties officeooo:rsid="0114d464"/>
    </style:style>
    <style:style style:name="T194" style:family="text">
      <style:text-properties officeooo:rsid="0115a8e6"/>
    </style:style>
    <style:style style:name="T195" style:family="text">
      <style:text-properties fo:font-weight="normal" officeooo:rsid="00749f8e" style:font-weight-asian="normal" style:font-weight-complex="normal"/>
    </style:style>
    <style:style style:name="T196" style:family="text">
      <style:text-properties fo:font-weight="normal" officeooo:rsid="00f451ae" style:font-weight-asian="normal" style:font-weight-complex="normal"/>
    </style:style>
    <style:style style:name="T197" style:family="text">
      <style:text-properties officeooo:rsid="0116ec71"/>
    </style:style>
    <style:style style:name="T198" style:family="text">
      <style:text-properties officeooo:rsid="01181c0b"/>
    </style:style>
    <style:style style:name="T199" style:family="text">
      <style:text-properties fo:font-size="12pt" style:font-size-asian="12pt" style:font-size-complex="12pt"/>
    </style:style>
    <style:style style:name="T200" style:family="text">
      <style:text-properties fo:font-size="12pt" fo:font-style="normal" officeooo:rsid="00fb3b14" style:font-size-asian="12pt" style:font-style-asian="normal" style:font-size-complex="12pt" style:font-style-complex="normal"/>
    </style:style>
    <style:style style:name="T201" style:family="text">
      <style:text-properties fo:font-size="12pt" fo:font-style="normal" officeooo:rsid="01181c0b" style:font-size-asian="12pt" style:font-style-asian="normal" style:font-size-complex="12pt" style:font-style-complex="normal"/>
    </style:style>
    <style:style style:name="T202" style:family="text">
      <style:text-properties officeooo:rsid="011971c6"/>
    </style:style>
    <style:style style:name="T203" style:family="text">
      <style:text-properties officeooo:rsid="011b71be"/>
    </style:style>
    <style:style style:name="T204" style:family="text">
      <style:text-properties officeooo:rsid="011c81ec"/>
    </style:style>
    <style:style style:name="T205" style:family="text">
      <style:text-properties officeooo:rsid="011d804a"/>
    </style:style>
    <style:style style:name="T206" style:family="text">
      <style:text-properties officeooo:rsid="011ee170"/>
    </style:style>
    <style:style style:name="T207" style:family="text">
      <style:text-properties officeooo:rsid="012124e5"/>
    </style:style>
    <style:style style:name="T208" style:family="text">
      <style:text-properties officeooo:rsid="0121a6a4"/>
    </style:style>
    <style:style style:name="T209" style:family="text">
      <style:text-properties officeooo:rsid="01227d61"/>
    </style:style>
    <style:style style:name="T210"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text:span text:style-name="T178">Kapitel 3. Privatsphäre, Identität, Überwachung und Geld</text:span></text:p>
      <text:p text:style-name="P56"/>
      <text:p text:style-name="P154">Barcelona Bitcoin Meetup </text:p>
      <text:p text:style-name="P154"/>
      <text:p text:style-name="P57">Heute möchte ich über das Konzept von Neutralität, Dezentrali<text:span text:style-name="T127">tät</text:span>, Privatsphäre und das was Bitcoin so speziell macht sprechen. ***. Wenn ich das Wort <text:span text:style-name="T7">Bitcoin</text:span> verwende, spreche ich nicht über die Währung. Ich spreche über ein <text:span text:style-name="T188">breites </text:span>Konzept: das Konzept der kompletten <text:span text:style-name="T60">D</text:span>ezentralität, <text:span text:style-name="T60">N</text:span>etzwerk-basierend, flache Netzwerke <text:span text:style-name="T60">die</text:span> vertrauenswürdige A<text:span text:style-name="T188">pplications bereitstellen</text:span>. <text:s/><text:span text:style-name="T60">Hättest du plötzlich ein komplett dezentrales flaches Netzwerk das </text:span>vertrauenswürdiger Anwendungen <text:span text:style-name="T60">bereitstellen könnte, wäre Währung die erste logischste Application. Aber Währung ist nur die erste App.</text:span></text:p>
      <text:p text:style-name="P57"/>
      <text:p text:style-name="P202">3.1 Bankwesen: Vom Befreier zum Begrenzer</text:p>
      <text:p text:style-name="P58"/>
      <text:p text:style-name="P59">Wir restrukturieren unsere Gesellschaft in dem wir Institutionen neu aufbauen. <text:span text:style-name="T61">Herkömmlicherweise waren unsere Institutionen im Aufbau hierarchisch. Das war eine Erfindung der Industrialisierung, ein Konzept aus dem 18. Jahrhundert welches Leuten erlaubte sich in größerem Maß zu organsieren und zu kommunizieren. Es war sehr effektiv bei der Ausschaltung der Monopole von Könige und feudalen Systemen. Ihre Tage sind nun gezählt.</text:span></text:p>
      <text:p text:style-name="P58"/>
      <text:p text:style-name="P60">Manchmal fragen mich <text:span text:style-name="T62">die</text:span> Leute <text:span text:style-name="T62">was meine politischen Positionen sind und es ist sehr schwierig zu erklären aber ein Wort erfasst es, ich denke: Ich bin ein </text:span><text:span text:style-name="T9">Disruptarian.</text:span><text:span text:style-name="T62"> Das bedeutet, dass festgelegte Dinge mindestens alle 30 – 40 Jahre zerrüttet werden müssen. Denn sobald sie sich festlegen, sammelt sich Macht, sie werden zentralisiert, und mit zentralisierter Macht findet Korruption statt. Das ist kein neues Konzept. Meine Vorfahren – ich komme aus Griechenland – fanden heraus das Korruption in Systemen der Macht auftritt und das absolute Macht absolute Korruption erzeugt. Es gibt keine absolutere Macht als die Macht über Geld.</text:span></text:p>
      <text:p text:style-name="P60"/>
      <text:p text:style-name="P61">Wir leben in einer Welt in der das Bankwesen einmal eine große Befreiung darstellte. Es war eine Erfindung welche die Finanzen vom Königreich in den Bereich der alltäglichen Leute rückte. Dieses System befreite Milliarden von Menschen. Und dann konzentriert<text:span text:style-name="T63">e man es</text:span>, <text:span text:style-name="T63">es erlangte Macht, und diese Macht führte zu Korruption. Was heute davon überbleibt ist kein befreiendes System und es ist Zeit es zu zerrütten. Bitcoin ist eines der Dinge welche die Zentralisierung von Macht außerordentlich zerrütten wird. Warum das?</text:span></text:p>
      <text:p text:style-name="P61"/>
      <text:p text:style-name="P203">3.2 Negatives Ergebnis mit Absicht, nicht mit Intention</text:p>
      <text:p text:style-name="P60"/>
      <text:p text:style-name="P62">Eines der Sachen die mich als <text:span text:style-name="T130">Informatiker</text:span> der an dezentralen Systemen arbeitet interessiert ist die Architektur von Systemen. Architektur ist <text:span text:style-name="T176">auch </text:span>ein bedeutendes Thema für diese Stadt. Die Architektur eines Systems <text:span text:style-name="T65">produziert </text:span>schlussendlich die Ergebnisse.</text:p>
      <text:p text:style-name="P62"/>
      <text:p text:style-name="P63">Ich habe mit einigen Bankern gearbeitet. Es sind nette Leute. Sie versuchen ihre Familie zu ernähren, bezahlen ihre Hypothek, <text:span text:style-name="T176">gehen</text:span> eine<text:span text:style-name="T176">r</text:span> ordentliche<text:span text:style-name="T176">n</text:span> Arbeit <text:span text:style-name="T176">nach</text:span>. Unter ihnen gibt es ein paar Soziopathen <text:span text:style-name="T64">die zwangsläufig</text:span> in die höchsten Positionen der Macht aufsteigen, <text:span text:style-name="T64">denn in hierarchischen Systemen stellt Soziopathie einen Vorteil dar. Der Großteil der Probleme mit traditioneller Konzentration von Macht in Geld hat aber nichts damit zu tun, dass Menschen böse sind. Es hat mit dem Umstand zu tun das diese Institutionen – durch ihre Gestalt, durch ihre Architektur – Ergebnisse produziert die nicht gut sind. Sie produziert Ergebnisse die nicht egalitär sind. Sie produziert Ergebnisse die restriktiv sind. Sie fangen an Nativismus, Nationalismus, Tribalismus, Klassen </text:span><text:soft-page-break/><text:span text:style-name="T64">Strukturen darzustellen und all diese Dinge machen die Welt zu einem kleineren Ort.</text:span></text:p>
      <text:p text:style-name="P63"/>
      <text:p text:style-name="P204">3.3 Kommunikation expandiert während der Zugang zum Bankwesen abnimmt</text:p>
      <text:p text:style-name="P64"/>
      <text:p text:style-name="P64"><text:span text:style-name="T70">Tatsächlich</text:span> haben wir die letzten 15 Jahre beobachten können wie das Internet zur Treibkraft für dezentrale Kommunikation wurde. Es <text:span text:style-name="T66">ist eine </text:span>sehr <text:span text:style-name="T75">liberalisierende</text:span> Kraft <text:span text:style-name="T66">gewesen</text:span>. <text:span text:style-name="T66">Aber im Hinblick auf ökonomische Inklusion und Funktionsweise der Banken, haben wir unsere Möglichkeiten nicht erweitert. Wir haben die Zugänglichkeit nicht ausgeweitet. Genau genommen geht sie zurück. Ökonomische Inklusion nimmt ab.</text:span></text:p>
      <text:p text:style-name="P64"/>
      <text:p text:style-name="P65">D<text:span text:style-name="T67">ie</text:span> <text:span text:style-name="T67">Ursache</text:span> <text:span text:style-name="T67">dieser Abnahme ist die isolierte Struktur von Finanzen, seine grundlegende Architektur zieht Mauern auf: nationale Grenzen, Klassen Strukturen und Unterschiede in wie man mit deinem Geld und deinem Handel umgeht. Wir leben in einer Welt die sich zunehmend global vernetzt. Es gibt sogar eine aufstrebende globale Kultur durch das Internet. Und trotzdem sind unsere Finanzsysteme beschränkt, insular, und sie sind abgetrennt.</text:span></text:p>
      <text:p text:style-name="P65"/>
      <text:p text:style-name="P66">Wenn du es aus der Perspektive eines Netzwerkes betrachtest, gibt es da <text:span text:style-name="T68">Systeme um</text:span> kleine <text:span text:style-name="T68">Mengen zu überweisen und Systeme um große Mengen zu überweisen. Systeme des Geldes für Bezahlungen von Konsumenten, Systeme des Geldes für business-to-business Payments. Alle davon sind geographisch durch Grenzen, rechtlicher Gesetzgebung und nationalen Staaten von einander getrennt. Was diese Struktur erzeugt ist Seperation. Das heißt, dass wir als Menschen weniger und weniger frei sind Geschäfte mit dem Rest der Welt abzuwickeln. Geopolitik beeinflusst Finanzen in einer ernstzunehmenden Art, da die Kombination von Staat und Geld faule Resultate produziert.</text:span></text:p>
      <text:p text:style-name="P66"/>
      <text:p text:style-name="P67">Und wir sind dabei all das zu zerrütten.</text:p>
      <text:p text:style-name="P67"/>
      <text:p text:style-name="P205">3.4 Neue Architektur, Neuer Zugang</text:p>
      <text:p text:style-name="P67"/>
      <text:p text:style-name="P67">Was uns Bitcoins Architektur gibt ist ein neuer Weg die Welt zu organisieren, in exakt der selben Weise mit der das Internet den Zugang zu Kommunikation abgeflacht hat und jedes System welches sich damit verb<text:span text:style-name="T69">unden hat </text:span>zu einem gleichwertigen Peer machte. <text:span text:style-name="T69">Wenn ich eine IP Adresse besitze, werden meine Pakete nicht anders behandelt als die Pakete von irgendjemand anderen in diesem Netzwerk. Im Großen und Ganzen gibt das jedem eine Stimme. Es verleiht jedem die Macht einer Druckpresse mit globaler Skalierung. Bitcoin wird das selbe tun indem es jedem die Macht einer Bank mit globaler Skalierung verleiht.</text:span></text:p>
      <text:p text:style-name="P67"/>
      <text:p text:style-name="P68">Stell es dir vor wie <text:span text:style-name="T70">Schreibtisch</text:span>-Banking – <text:span text:style-name="T70">In der Art wie Schreibtisch Drucken, oder Schreibtisch Veröffentlichung und Websites Kommunikation veränderten -</text:span> individuell kontrolliertes Banking mit all der Macht der größten Banken <text:s/>- <text:span text:style-name="T70">wird Disruption kreieren.*****</text:span></text:p>
      <text:p text:style-name="P68"/>
      <text:p text:style-name="P69">Stell dir eine Welt vor in der jede Person die Möglichkeit hat Transaktionen nicht nur zu vollziehen sondern auch komplexe Finanzsysteme und andere Instrumente zu erschaffen ohne jemanden dafür um Erlaubnis zu fragen. Einfach indem du dich mit einem Netzwerk verbindest, jeder kann eine neue A<text:span text:style-name="T188">pplication</text:span> starten. Zentralisierte Systeme können das nicht tun.</text:p>
      <text:p text:style-name="P69"/>
      <text:p text:style-name="P70">In einem zentralisierten System <text:span text:style-name="T71">hast du </text:span>weniger Kontrolle je weiter außen du bist. Je näher du dem System kommst, und je weiter du in der Hierarchie aufsteigst, desto kontrolliert<text:span text:style-name="T71">er</text:span>, desto beschränkt<text:span text:style-name="T71">er</text:span> ist der Zugang. <text:span text:style-name="T71">Aber nicht bei Bitcoin. Mit Systemen wie Bitcoin, hat jeder Knotenpunkt im Netzwerk </text:span><text:soft-page-break/><text:span text:style-name="T71">gleichwertigen Zugang zu allen finanziellen Dienstleistungen. In einem zentralisierten System musst du zuerst um Erlaubnis fragen falls du eine neue Application entwickeln willst. Und Erlaubnis wird nur gewährt wenn diese Application bei einer breiten Masse Anwendung findet und profitabel ist.</text:span></text:p>
      <text:p text:style-name="P70"/>
      <text:p text:style-name="P71">Im Internet oder in Bitcoin, sind zwei Knotenpunkte, zwei Personen, zwei Systeme alles was es braucht um eine Appli<text:span text:style-name="T187">c</text:span>ation zu starten. Sie können beginnen zu kommunizieren, ihre eigenen Protokolle konstruieren, <text:span text:style-name="T72">ihre eigenen Systeme, and diese Application die nur von zwei Personen verwendet wird ist genauso valide wie all die anderen Applications im Netzwerk.</text:span></text:p>
      <text:p text:style-name="P71"/>
      <text:p text:style-name="P206">3.5 Netzneutralität und Nicht-Diskriminierung</text:p>
      <text:p text:style-name="P72"/>
      <text:p text:style-name="P72">Wenn du das Internet betrachtest, ist das fundamentale Missverständnis, dass Leute glauben, dass die Macht des Internet<text:span text:style-name="T73">s</text:span> von der Fähigkeit <text:span text:style-name="T73">herkommt Informationen schnell übermitteln zu können. Aber die echte Macht des Internets geht aus der Netzneutralität hervor. Netzneutralität ist ein Konzept damit das Internet niemanden aufgrund von Herkunft, Destination oder Inhalt diskriminiert.</text:span></text:p>
      <text:p text:style-name="P72"/>
      <text:p text:style-name="P73">Bitcoin ist das erste finanzielle Netzwerk welches Neutralität vorweist. In einer Bitcoin Transaktion kümmert sich das Netzwerk nicht um die Herkunft, die Destination, die Menge oder welchen Typ von finanzieller Appli<text:span text:style-name="T187">c</text:span>ation es unterstützt. Die einzig relevante Frage ist, hast du <text:span text:style-name="T74">genügend Gebühren bezahlt um die Ressourcen des Netzwerkes zu nutzen? Und falls du das hast, ist deine Application nützlich.***</text:span></text:p>
      <text:p text:style-name="P73"/>
      <text:p text:style-name="P207">3.5.1 Es gibt keine Spam Transaktionen in Bitcoin</text:p>
      <text:p text:style-name="P74"/>
      <text:p text:style-name="P75">Wir <text:span text:style-name="T76">führen</text:span> gerade eine interessante Unterhaltung in Bitcoin. Vielleicht haben einige von euch schon den Begriff "Spam Transaktion" gehört. Was ist eine Spam Transaktion? Was heißt es für eine Transaktion "spam" zu sein? Ich denke der Begriff ist bedeutungslos denn <text:span text:style-name="T75">um zu</text:span> entscheide<text:span text:style-name="T75">n</text:span> welche Transaktionen spam sind und welche nicht, <text:span text:style-name="T75">fällst du ein Top-down Urteil. Sie erzwingen <text:s/>die Auswahl legitimer Applications in dieser Architektur. Dann ist die Frage legitim für wen? Den Endbenutzer? Es gibt keine solche Sache wie eine spam Transaktion, denn ganz einfach falls eine Transaktion genügend Transaktionsgebühren trägt, das bedeutet, dass der Absender dieser Transaktion empfand sie war kostbar genug zu übermitteln – diese Transaktion dann eine legitime ist. Das ersetzt die Konzepte von Kontrolle und <text:s/>Inhalte durch Entscheidungen darüber was gut und was schlecht ist, was legitim und illegitim ist, was eine nützliche Application und was keine nützliche Application ist, mit einem simplen Markt Mechanismus, deine Transaktionen sind kostbar und darum kein spam.</text:span></text:p>
      <text:p text:style-name="P67"/>
      <text:p text:style-name="P208">3.6 Netzwerk<text:span text:style-name="T82">zentriertes</text:span> Geld</text:p>
      <text:p text:style-name="P76"/>
      <text:p text:style-name="P76">Beginnend in den 1970er <text:span text:style-name="T78">Jahren</text:span> haben wir die Welt anfangen sehen digitale Währungen zu adaptieren. Wenn Leute Bitcoin als "digitale Währung" bezeichnen, sind sie am Thema vorbei. Der Euro ist eine digitale Währung, der US Dollar ist eine digitale Währung. Weniger als 8 Prozent dieser Währungen existieren in physikalischer Form; der Rest sind Bits in Konten. Aber der fundamentale Unterschied ist, dass diese Konten von zentralen Organisationen kontrolliert werden, wohingegen bei Bitcoin, nicht. <text:span text:style-name="T77">Bitcoin hat ein dezentrales Netzwerk, ein offenes Netzwerk.</text:span></text:p>
      <text:p text:style-name="P76"/>
      <text:p text:style-name="P78">Bitcoin ist keine digitale Währung. Es ist eine Kryptowährung. Es ist <text:span text:style-name="T82">netzwerkzentriertes</text:span> Geld. Mir gefällt die Idee von <text:span text:style-name="T82">n</text:span>etzwerk<text:span text:style-name="T82">zentriertem</text:span> Geld sehr. Ein Netzwerk welches es uns erlaubt das Vertrauen in Institutionen zu ersetzen, Vertrauen in Hierarchien, mit Vertrauen in ein Netzwerk. Das Netzwerk <text:soft-page-break/>fungiert als massiv zerstreuter Vermittler von Vertrauen, jede Meinungsverschiedenheit zu Transaktionen lösend <text:s/>auf eine Art bei der niemand Kontrolle hat.</text:p>
      <text:p text:style-name="P78"/>
      <text:p text:style-name="P209">3.7 <text:span text:style-name="T78">Träumen von totalitärer Kontrolle über finanzielle Transaktionen</text:span></text:p>
      <text:p text:style-name="P77"/>
      <text:p text:style-name="P77">Beginnend in den 1970er <text:span text:style-name="T78">Jahren, fingen unsere Währungen an digital zu sein, aber es ist nicht das selbe "digital" wie Bitcoin. Das hat ein(einen**) Traum für Regierungen ausgelöst, den Traum eines Tages dazu in der Lage zu sein jede finanzielle Transaktion von jedem menschlichen Wesen auf diesem Planeten zu kontrollieren auf eine Art bei der alles sichtbar war für die Strukturen der Macht. Wo Privatsphäre stirbt. Wo dich die Fähigkeit eine Transaktion zu tätigen sofort unter die Linse eines Systems stellt welches dich überwacht. Wir haben ein System der globalen finanziellen Überwachung erschaffen. Ein System der totalitären finanziellen Überwachung auf der ganzen Welt.</text:span></text:p>
      <text:p text:style-name="P77"/>
      <text:p text:style-name="P79">Dieses System, welches Identifikation verlangt und Bonitätsbeurteilung und limitierten Zugang, ist verantwortlich für den Fakt, dass ökonomische Inklusion abnimmt. Es ist verantwortlich für den Umstand dass 2 1/2 Milliarden Menschen absolut keinen Zugang zum Bankwesen haben. Das sind nur die Haushaltsvorstände, ohne ihre Familien zu zählen. Das ist nicht die Zählung der Menschen die limitierten Zugang zum Bankwesen haben <text:span text:style-name="T79">in einer einzigen Währung innerhalb einer einzigen Grenze. Wenn du alle von ihnen zählst, sind es Milliarden über Milliarden.</text:span></text:p>
      <text:p text:style-name="P79"/>
      <text:p text:style-name="P210">3.7.1 Zensur von finanziellen Transaktionen</text:p>
      <text:p text:style-name="P80"/>
      <text:p text:style-name="P81">Als Mitglied der privilegierten Elite der Industrieländer, habe ich die Möglichkeit innerhalb von 24 Stunden ein Aktien Konto zu eröffnen, elektronisch. Und innerhalb von 24 Stunden kann ich in Yen auf einem Aktien Markt in Tokyo handeln. Ich kann Geld überall auf der Welt versenden oder empfangen ohne echte Beschränkungen. Alles <text:span text:style-name="T80">was</text:span> ich tun muss ist meine Privatsphäre und Freiheit zu opfern.</text:p>
      <text:p text:style-name="P80"/>
      <text:p text:style-name="P84">Denn während ich all diese Dinge tun kann, und diese sind mächtig, gibt es manche Dinge die ich nicht tun kann. Ich spreche nicht darüber Drogen zu kaufen. Das ist nicht wirklich so interessant. Worüber <text:s/>ich spreche sind simple Dinge – zum Beispiel, einer aktivistischen Organisation wie WikiLeaks spenden. Vor ein paar Jahren war WikiLeaks komplett abgeschnitten vom weltweiten Finanzsystem <text:span text:style-name="T81">einfach weil außergerichtlicher Druck auf große Payment Anbieter ausgeübt wurde: Visa; MasterCard, das Banken Transfer System, Paypal, etc. Ohne eines legalen Prozesses, ohne einer Verurteilung, und möglicherweise, meiner Meinung nach, ohne absolut irgendeinem anderen Verbrechen als das Aufdecken von echten Verbrechen, war WikiLeaks abgeschnitten vom weltweiten Finanzsystem. Das passiert nun nicht nur noch aktivistischen Organisationen, es passiert ganzen Staaten.</text:span></text:p>
      <text:p text:style-name="P84"/>
      <text:p text:style-name="P85">Der Traum nationale<text:span text:style-name="T86">r</text:span> Staaten, <text:span text:style-name="T82">ein </text:span>totalitäre<text:span text:style-name="T82">s</text:span> Finanzsystem zu kreieren, starb am 03. Jänner 2009 mit der Erfindung von Bitcoin und dem Mining des Genesis Blocks.</text:p>
      <text:p text:style-name="P85"/>
      <text:p text:style-name="P211">3.7.2 Netzwerkzentriertes Geld ist zensurresistent</text:p>
      <text:p text:style-name="P86"/>
      <text:p text:style-name="P89">Bitcoin ist <text:span text:style-name="T7">zensurresistent.</text:span> Du magst diesen Begriff schon gehört haben. Du kannst nicht kontrollieren wo<text:span text:style-name="T173">hin</text:span> Geld in Bitcoin <text:span text:style-name="T173">gesend</text:span>t wird. Es ist nicht verbunden mit Identitäten oder geographischer Lage. In Bitcoin ist die Überwachung von Allen unmöglich. In Bitcoin ist Zensurresistenz ein Artefakt welches durch Neutralität erzeugt wird, durch die Architektur eines flachen Netzwerkes ohne Grenzen. Die Architektur der Neutralität welche der Herkunft, Destination und Valuta keine Bedeutung zuordnet ist was zensurresistenz erzeugt.</text:p>
      <text:p text:style-name="P212"><text:soft-page-break/>3.8 Unterwachung, <text:span text:style-name="T95">n</text:span>icht Überwachung</text:p>
      <text:p text:style-name="P89"/>
      <text:p text:style-name="P89">Privatsphäre ist sehr wichtig, aber es ist ein Begrif<text:span text:style-name="T115">f</text:span> der oft eine sehr tiefgfreifende politische Bedeutung hat. Ich möchte es einem anderem Begriff gegenüberstellen, <text:span text:style-name="T7">Geheimhaltung.</text:span> Was ist der Unterschied zwischen Privatsphäre und Geheimhaltung? <text:span text:style-name="T83">Letztendlich, </text:span>und <text:span text:style-name="T83">eigentlich in Alltagssprache ausgedrückt ist Privatsphäre das Recht von Milliarden Individuen nicht überwacht zu werden. Geheimhaltung ist die Macht weniger der Disponierbarkeit zu entkommen, keine Transparenz zu haben.</text:span></text:p>
      <text:p text:style-name="P89"/>
      <text:p text:style-name="P91">Wir leben in einer Welt wo jede individuelle Transaktion <text:span text:style-name="T84">die du in diesem Finanzsystem tätigst katalogisiert wird, analysiert und an Nachrichtendienste die auf der ganzen Erde kollaborieren übermittelt, und trotzdem haben wir keine Ahnung was unsere Regierung mit Geld macht. Die Finanzsysteme der Mächtigen sind komplett undurchsichtig. Unsere Transaktionen sind in diesem System der Überwachung völlig einsehbar. Diese Welt steht Kopf. Bitcoin stellt sie richtig.</text:span></text:p>
      <text:p text:style-name="P90"/>
      <text:p text:style-name="P93">Privatsphäre ist ein Menschenrecht und Geheimhaltung ist ein Privileg der Macht <text:span text:style-name="T85">und wir müssen eine Welt schaffen in der wir komplette, ultimative, starke Privatsphäre für Milliarden von Menschen haben. Denn das ist ein Menschenrecht, den das ist der Eckpfeiler der freien Meinungsäußerung, Assoziation, politischer Rede, und all den anderen Freiheiten die durchaus mit Privatsphäre verknüpft sind. Wir müssen in einer Welt leben in der Geheimhaltung unbeständig und leicht durchbohrbar ist, in der Mächtige der Disponierbarkeit begegnen, denn sie sind es die im Rampenlicht der Transparenz stehen. Wir müssen dieses System auf den Kopf stellen.</text:span></text:p>
      <text:p text:style-name="P93"/>
      <text:p text:style-name="P155">"Privatsphäre ist ein Menschenrecht. Geheimhaltung ein Privileg der Macht. <text:span text:style-name="T85">Wir müssen in einer Welt leben in der Geheimhaltung unbeständig und leicht durchbohrbar ist, in der Mächtige der Disponierbarkeit begegnen, denn sie sind es die im Rampenlicht der Transparenz stehen."</text:span></text:p>
      <text:p text:style-name="P155"/>
      <text:p text:style-name="P94">Eines meiner <text:span text:style-name="T87">Lieblings-</text:span>Wörter ist ein französisches Wort: <text:span text:style-name="T7">sousveillance </text:span><text:span text:style-name="T10">(</text:span>Unterwachung<text:span text:style-name="T87">)</text:span>. Es ist das Gegenteil von Überwachung. Überwachung bedeutet von oben herab blicken, Unterwachung bedeutet von unten nach oben zu blicken. In ihrem Traum von nationalen Staaten <text:span text:style-name="T87">die unsere gesamte finanzielle Zukunft kontrollieren, machten sie einen großen Rechenfehler. Es ist verdammt viel schwieriger für ein paar Hunderttausend Menschen 7 1/2 Milliarden zu überwachen. Aber was glaubt ihr passiert wenn 7 1/2 Milliarden von uns zurückstarren. Wenn das Panoptikum sich umdreht. Wenn unser Finanzsystem, unser Kommunikationssystem privat ist und Geheimhaltung eine Illusion die nicht aufrechterhalten werden kann. Wenn Verbrechen die im Namen von Staaten und mächtigen Partnerschaften begangen werden angreifbar für Hacker und Whistleblower und geheime Informanten sind. Wenn alles irgendwann rauskommt. Wir sind beträchtlich im Vorteil denn die natürliche Balance in diesem System ist eine in der Individuen Privatsphäre aber die Mächtigen keine Geheimhaltung mehr haben können. Bitcoin ist in dieser Angelegenheit einer der ersten Schritte.</text:span></text:p>
      <text:p text:style-name="P94"/>
      <text:p text:style-name="P158">"Wir <text:span text:style-name="T107">sind beträchtlich im Vorteil </text:span>denn die natürliche Balance in diesem System ist eine in der Individuen Privatsphäre aber die Mächtigen keine Geheimhaltung mehr haben können. Bitcoin ist in dieser Angelegenheit einer der ersten Schritte."</text:p>
      <text:p text:style-name="P156"/>
      <text:p text:style-name="P213">3.9 Banken für Jederman</text:p>
      <text:p text:style-name="P95"/>
      <text:p text:style-name="P96">Die Fähigkeit grenzübergreifend Transaktion<text:span text:style-name="T206">en</text:span> abzuwickeln bedeutet, dass wir nun in der Lage sein werden finanzielle Dienstleistung auf Milliarden von Menschen die keine<text:span text:style-name="T89">n</text:span> Zugang haben auszuweiten. <text:soft-page-break/>Nicht zwingend durch komplizierte Technologie. <text:span text:style-name="T88">Manchmal spreche ich mit verschiedenen Regionalbanken, mit denen die keine Angst vor Bitcoin haben. Diese erzählen mir Dinge wie 80% unserer Bevölkerung lebt über 160km von der nächsten Bankeinrichtung entfernt und wir können sie nicht bedienen. In einem Fall sagten sie 160km mit dem Kanu. Ich lasse euch vermuten welches Land das war. Dennoch, sogar in den abgelegensten Orten der Erde gibt es heutzutage einen Handymast. Sogar in den ärmsten Orten der Erde sehen wir oft Solarpanele auf einer kleine Hütte die ein Nokia 1000 Handy speißen, das am öftesten produzierte Gerät in der Geschichte der Fabrikation, Milliarden von ihnen wurden verkauft. Wir können jedes Einzelne davon, nicht in ein Bankkonto, sondern in eine Bank verwandeln.</text:span></text:p>
      <text:p text:style-name="P96"/>
      <text:p text:style-name="P98">Vor zwei Wochen <text:span text:style-name="T90">hielt</text:span> Präsident Obama eine Präsentation bei "South by Southwest" und er sprach von Privatsphäre. Er sagte: "Wenn wir die Handys nicht <text:span text:style-name="T90">knacken</text:span> können, bedeutet das, dass jeder ein schweizer Bankkonto in der Tasche hat." Das ist nicht <text:span text:style-name="T90">zur Gänze</text:span> akkurat. Ich habe kein schweizer Bankkonto in meiner Tasche. Ich habe eine ganze schweizer Bank <text:span text:style-name="T112">und die</text:span> Fähigkeit <text:span text:style-name="T90">mit einem einzigen Seed</text:span> 2 Milliarden Adressen zu generieren <text:span text:style-name="T90">und für jede Transaktion eine eigene Adresse zu verwenden. Diese Bank ist komplett verschlüsselt, also sogar wenn du das Handy entsperrst, habe ich immer noch Zugang zu meiner Bank. Das repräsentiert die kognitive Dissonanz zwischen den Mächten der zentralisierten Geheimhaltung und der Macht der Privatsphäre als Menschenrecht welches nun in Reichweite liegt. Wenn du dachtest das wird leicht werden oder ohne Anstrengung stattfinden, lagst du sehr falsch.</text:span></text:p>
      <text:p text:style-name="P97"/>
      <text:p text:style-name="P214">3.10 Bitcoin, das Zombie unter den Währungen</text:p>
      <text:p text:style-name="P99"/>
      <text:p text:style-name="P99">Wenn du irgendetwas über Bitcoin liest, siehst du genau die gleichen Dinge die sie schon über das Internet in den Frühen 90er Jahren sagten. Es ist ein <text:span text:style-name="T91">Paradies für Pädophile, Terroristen, Drogendealer und Kriminelle. Wieviele von euch in diesem Raum besitzen Bitcoin? Wieviele von euch in diesem Raum sind Terroristen, Pädophile, Drogendealer oder Kriminelle?</text:span></text:p>
      <text:p text:style-name="P99"/>
      <text:p text:style-name="P100">Du siehst das Ding an Bitcoin ist, dass während sie diese Geschichte verbreiten, hin und wieder jemand der noch nie von Bitcoin gehört hat zwei wesentliche Dinge versteht. Erstens, Bitcoin ist immer noch nicht tot, was immer wieder überraschend ist, denn alle zwei bis drei Monate kommt ein Artikel raus der behauptet Bitcoin sei tot. Das ist gute Werbung. Weil jedes Mal wenn jemand hört e<text:span text:style-name="T92">r</text:span> ist tot und 3 Monate später hören sie e<text:span text:style-name="T92">r</text:span> ist immer noch nicht tot, denken sie: "Huh, dieses Ding tendiert dazu zu überleben."Ich nenne Bitcoin "The Internet of Money," aber wahrscheinlich sollten wir es das "Zombie unter den Währungen" nennen. Es ist <text:span text:style-name="T92">eine untote Währung.</text:span></text:p>
      <text:p text:style-name="P100"/>
      <text:p text:style-name="P159">Ich nenne Bitcoin "The Internet of Money," aber wahrscheinlich sollten wir es das "Zombie unter den Währungen" nennen. Es ist <text:span text:style-name="T92">eine untote Währung.</text:span></text:p>
      <text:p text:style-name="P159"/>
      <text:p text:style-name="P100">Das Problem dabei ist dass wir ein System kreieren welches die größte Industrie dieser Welt bedroht, <text:span text:style-name="T92">und das ist die Finanzindustrie. Sie werden Widerspruch erheben. Sie werden dagegen vorgehen, und sie werden die gäbrauchliste und effektivste emotionale Taktik dafür verwenden, Angst. Wenn Leute diese Nachricht hören, vielleicht kommen sie am nächsten Tag zu einem dieser Meet-ups und treffen einen Zahnarzt der Bitcoin besitzt, einen Architekten der Bitcoin besitzt, einen Taxifahrer der Bitcoin benützt um seiner Familie Geld zu schicken – gewöhnliche Leute die Bitcoin verwenden um sich selbst finanzielle Macht und finanzielle Freiheit zu verleihen. Jedesmal wird diese Nachricht gebrochen durch kognitive Dissonanz, Bitcoin siegt. All was Bitcoin wirklich machen muss ist Überleben. Bis hierhin schlägt er sich ziemlich gut.</text:span></text:p>
      <text:p text:style-name="P95"/>
      <text:p text:style-name="P215"><text:soft-page-break/>3.11. Währungen evolvieren</text:p>
      <text:p text:style-name="P101"/>
      <text:p text:style-name="P102">In der netzwerkzentrischen Welt <text:span text:style-name="T93">nehmen </text:span>Währungen evolutionäre Nichen <text:span text:style-name="T93">in Anspruch</text:span>. <text:span text:style-name="T93">Sie evolvieren, wie Spezies, basierend auf dem Stimulus den es von der Umwelt bekommt. Bitcoin ist ein dynamisches System mit Programmierer die das ändern können. Die Frage ist, in welche Richtung wird Bitcoin sich evolvieren? In welche ökologische Niche wird es versuchen hineinzupassen? Und wie wird das von den Taten der Mächtigen beeinflusst werden? Falls sie Bitcoin attackieren, evolviert es sich gegen Angreifer zu verteidigen. Falls sie Bitcoins Anonymität attackieren, evolviert es sich noch anonymer zu werden. Falls sie Bitcoin Widerstandsfähigkeit attackieren, evolviert es sich noch dezentraler zu sein. Am Ende ist Bitcoin trotz all dieser Nachrichten der Angst der kuschlige kleine Bär unter den Währungen den man nicht treten möchte. Denn in der Evolution wird sich der Gecko auf den du trittst evolvieren, bis es ein Komodo Waran ist und du nicht mehr darauf herumtrampeln kannst.</text:span></text:p>
      <text:p text:style-name="P102"/>
      <text:p text:style-name="P103">Manchmal fragen mich die Leute, "Glaubst du Regierungen werden Bitcoin verbieten? Glaubst du sie werden ihn zu Tode regulieren? Glaubst du wird man ihn mit denial-of-service Attacken angreifen?" Die Antwort ist ziemlich einfach denn in netzwerkzentrischen Systemen – Systeme die dynamisch und adaptiv <text:span text:style-name="T94">sind, Systeme die Antifragilität aufweisen – bringen Attacken das System dazu sich anzupassen und weiterzuentwickeln und noch widerstandsfähiger zu werden. Denk eine Sekunde über das nach.</text:span></text:p>
      <text:p text:style-name="P103"/>
      <text:p text:style-name="P160"><text:span text:style-name="T94">"I</text:span>n netzwerkzentrischen Systemen <text:s/><text:span text:style-name="T94">bringen Attacken das System dazu sich anzupassen und weiterzuentwickeln und noch widerstandsfähiger zu werden"</text:span></text:p>
      <text:p text:style-name="P160"/>
      <text:p text:style-name="P216">3.11.1 Attacken erschaffen Widerstandsfähigkeit</text:p>
      <text:p text:style-name="P104"/>
      <text:p text:style-name="P104">Ich habe seit 1989 mit dem Internet zu tun. Ich erinnere mich sehr <text:span text:style-name="T95">klar </text:span>als <text:span text:style-name="T95">zu Beginn</text:span> viele Artikel darüber geschrieben wurden wie <text:span text:style-name="T95">gebrechlich </text:span>das Internet war, <text:span text:style-name="T95">wie es Stimmenübertragung nicht sklaieren konnte, wie unsicher es war. Ich erinnere mich an Zeiten in denen denial-of-service Attacken Yahoo runternehmen konnten, AltaVista, und sogar Google für ein paar Stunden, manchmal Tage. Was ist zwischen damals und heute passiert? Wie oft habt ihr in den letzten fünf Jahren Google ausfallen sehn? Haben die Leute aufgehört Google anzugreifen? Ganz im Gegenteil. Google kann nun weltweit Gigabits von denial-of-service Attacken ertragen und dynamisch umleiten. Dieses Beispiel lässt sich auf alle Internet Application anwenden. Die Attacken haben nicht gestoppt. Das System wurde immun, denn es ist wie mit einem menschlichen Immunsystem, falls du einem Virus ausgesetzt bist und er dich nicht umbringt, evolvierst du Abwehrkräfte, und das nächste Mal wenn du diesem Virus ausgesetzt bist, tut er dir nichts.</text:span></text:p>
      <text:p text:style-name="P104"/>
      <text:p text:style-name="P105">Werden Regierungen versuchen Bitcoin zu verbieten? Bitcoin regulieren? Bitcoin attackieren? Das tun sie bereits. Das haben <text:span text:style-name="T96">sie so gut wie immer schon getan und Bitcoin wird noch immer stärker. Es ist ein System welches unter einer konstanten denial-of-service Attacke steht, welches im Internet von Hackern, von Agenten, und anderen System attackiert wird, 24 Stunden am Tag.</text:span></text:p>
      <text:p text:style-name="P103"/>
      <text:p text:style-name="P165">"Bitcoin wird noch immer stärker. Es ist ein System welches unter einer konstanten denial-of-service Attacke steht, welches im Internet von Hackern, von Agenten, und anderen System attackiert wird, 24 Stunden am Tag."</text:p>
      <text:p text:style-name="P101"/>
      <text:p text:style-name="P106">In der Sicherheit<text:span text:style-name="T105">sforschung</text:span> haben wir einen wirklich witzigen Begriff und der ist <text:span text:style-name="T7">Honeypot</text:span>. Ein Honeypot ist ein System das dafür designed wurde Hacker anzulocken. Welch größeren Honeypot könnte man haben als ein finanzielles Netzwerk indem $6 Milliarden <text:span text:style-name="T97">liegen? Wenn du Bitcoin hackst </text:span><text:soft-page-break/><text:span text:style-name="T97">wartet eine $6 Milliarden Belohnung auf dich da du einen Weg gefunden hast diese zu hacken.*** Niemand hat bis jetzt diese Belohnung eingesackt und das nicht weil niemand es versucht hat. Sie versuchen es nonstop. Aber Systeme wie Bitcoin sind widerstandsfähig.</text:span></text:p>
      <text:p text:style-name="P106"/>
      <text:p text:style-name="P217">3.12 Willkommen in der Zukunft des Geldes</text:p>
      <text:p text:style-name="P107"/>
      <text:p text:style-name="P107">Erinner<text:span text:style-name="T189">e</text:span> dich, dass das was wir hier <text:span text:style-name="T190">erschaffen</text:span> keine Währung ist. Es ist eine Überarbeitung der sozialen Systeme von Organisation die versagt haben. Diese 18. Jahrhundert Systeme der Hierarchien, die nicht skalieren <text:span text:style-name="T106">können</text:span> auf einer globalen, vernetzten Welt, werden ersetzt durch netzwerkzentrische, flache Architekturen – unabhängig davon ob es das Internet <text:span text:style-name="T106">ist </text:span>oder irgendeine dieser A<text:span text:style-name="T188">pplications</text:span> die on-top-of Bitcoin l<text:span text:style-name="T106">äuft</text:span> oder Bitcoin selbst. Währung ist nur die erste A<text:span text:style-name="T190">pplication</text:span>. Wenn du ein Netzwerk hast welches <text:span text:style-name="T98">uns </text:span>neutrales Vertrauen <text:span text:style-name="T98">bereitstellen kann, kannst du unzählige Applicationen dafür bauen, und du brauchst niemanden um Erlaubnis fragen.</text:span></text:p>
      <text:p text:style-name="P107"/>
      <text:p text:style-name="P108">Bitcoin ist mehr als eine Währung. Wenn ich sage Bitcoin ist "The Internet of Money," liegt die Betonung nicht auf "money", die Betonung liegt auf <text:span text:style-name="T7">Internet.</text:span> Willkommen in der Zukunft des Geldes.</text:p>
      <text:p text:style-name="P108"/>
      <text:p text:style-name="P108">Dan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0M2S</meta:editing-duration>
    <meta:editing-cycles>130</meta:editing-cycles>
    <meta:generator>LibreOffice/5.4.6.2$Windows_X86_64 LibreOffice_project/4014ce260a04f1026ba855d3b8d91541c224eab8</meta:generator>
    <dc:date>2018-07-12T15:17:48.814000000</dc:date>
    <meta:document-statistic meta:table-count="0" meta:image-count="0" meta:object-count="0" meta:page-count="8" meta:paragraph-count="66" meta:word-count="3704" meta:character-count="25563" meta:non-whitespace-character-count="21905"/>
    <meta:user-defined meta:name="Info 1"/>
    <meta:user-defined meta:name="Info 2"/>
    <meta:user-defined meta:name="Info 3"/>
    <meta:user-defined meta:name="Info 4"/>
  </office:meta>
</office:document-meta>
</file>